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language="sv" fo:country="SE"/>
    </style:style>
    <style:style style:name="P3" style:family="paragraph" style:parent-style-name="Standard">
      <style:text-properties fo:language="sv" fo:country="SE" fo:font-weight="bold" style:font-weight-asian="bold"/>
    </style:style>
    <style:style style:name="P4" style:family="paragraph" style:parent-style-name="Standard">
      <style:text-properties fo:language="sv" fo:country="SE" fo:font-weight="bold" style:font-weight-asian="bold" style:font-weight-complex="bold"/>
    </style:style>
    <style:style style:name="P5" style:family="paragraph" style:parent-style-name="Standard" style:list-style-name="WWNum1"/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5"/>
    <style:style style:name="P10" style:family="paragraph" style:parent-style-name="Standard">
      <style:text-properties style:font-name="Times New Roman" fo:font-size="12pt" style:letter-kerning="true" style:font-name-asian="DejaVu Sans" style:font-size-asian="12pt" style:language-asian="zh" style:country-asian="CN" style:font-name-complex="Lohit Devanagari" style:font-size-complex="12pt" style:language-complex="hi" style:country-complex="IN"/>
    </style:style>
    <style:style style:name="P11" style:family="paragraph" style:parent-style-name="Standard">
      <style:text-properties fo:font-size="16pt" fo:language="sv" fo:country="SE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WWNum6"/>
    <style:style style:name="P13" style:family="paragraph" style:parent-style-name="Standard">
      <style:paragraph-properties fo:break-before="page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sv" fo:country="SE"/>
    </style:style>
    <style:style style:name="T4" style:family="text">
      <style:text-properties fo:language="sv" fo:country="SE" fo:font-weight="bold" style:font-weight-asian="bold"/>
    </style:style>
    <style:style style:name="T5" style:family="text">
      <style:text-properties fo:language="sv" fo:country="SE" fo:font-weight="bold" style:font-weight-asian="bold" style:font-weight-complex="bold"/>
    </style:style>
    <style:style style:name="T6" style:family="text">
      <style:text-properties fo:language="sv" fo:country="SE" style:font-weight-complex="bold"/>
    </style:style>
    <style:style style:name="T7" style:family="text">
      <style:text-properties fo:font-size="16pt" fo:language="sv" fo:country="SE" style:font-size-asian="16pt" style:font-size-complex="16pt"/>
    </style:style>
    <style:style style:name="T8" style:family="text">
      <style:text-properties fo:font-size="16pt" fo:language="sv" fo:country="SE" fo:font-weight="bold" style:font-size-asian="16pt" style:font-weight-asian="bold" style:font-size-complex="16pt"/>
    </style:style>
    <style:style style:name="T9" style:family="text">
      <style:text-properties fo:font-size="16pt" fo:language="sv" fo:country="SE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Standardstycketeckensnitt"><text:span text:style-name="T1">User Stories</text:span></text:span></text:p>
      <text:p text:style-name="P1"/>
      <text:p text:style-name="Standard"><text:span text:style-name="T2">FR = Functional Requirement</text:span></text:p>
      <text:p text:style-name="Standard"><text:span text:style-name="T2">UI = User Interface</text:span></text:p>
      <text:p text:style-name="Standard"><text:span text:style-name="T5">Sprint = 1 vecka med deadline på fredagar</text:span></text:p>
      <text:p text:style-name="P2"/>
      <text:p text:style-name="Standard"><text:span text:style-name="Standardstycketeckensnitt"><text:span text:style-name="T8">Sprint 1: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ör en fyrkant med hjälp utav två knappa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fyrkant, lokaliserad vid skärmens nedre mitt, skall flyttas i positiv x-led när den högra utav de två knapparna, lokaliserade vid skärmens nedre vänstra hörn, aktiveras. Fyrkanten skall flyttas i negativ x-led när den vänstra utav de två knapparna aktiveras.</text:span></text:span></text:p>
      <text:p text:style-name="Standard"><text:span text:style-name="Standardstycketeckensnitt"><text:span text:style-name="T4">Testfall:<text:tab/><text:tab/></text:span></text:span><text:span text:style-name="Standardstycketeckensnitt"><text:span text:style-name="T3">1.</text:span></text:span><text:span text:style-name="Standardstycketeckensnitt"><text:span text:style-name="T4"> </text:span></text:span><text:span text:style-name="Standardstycketeckensnitt"><text:span text:style-name="T3">Aktivera den högra knappen</text:span></text:span></text:p>
      <text:list xml:id="list1731236570760093097" text:style-name="WWNum1">
        <text:list-item>
          <text:list>
            <text:list-item>
              <text:list>
                <text:list-item>
                  <text:p text:style-name="P5"><text:span text:style-name="T3">Notera att fyrkanten rör sig i positiv x-led</text:span></text:p>
                </text:list-item>
                <text:list-item>
                  <text:p text:style-name="P5"><text:span text:style-name="T3">Aktivera den vänstra knappen</text:span></text:p>
                </text:list-item>
                <text:list-item>
                  <text:p text:style-name="P5"><text:span text:style-name="T3">Notera att fyrkanten rör sig i negativ x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1</text:span></text:span></text:p>
      <text:p text:style-name="Standard"><text:span text:style-name="Standardstycketeckensnitt"><text:span text:style-name="T4">Namn: </text:span></text:span><text:span text:style-name="Standardstycketeckensnitt"><text:span text:style-name="T3">Bakgrund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stilla bakgrundsbild visas på skärmen när spelet startas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Rymdskepp för spelaren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En bild av ett rymdskepp skall visas istället för den rörliga rutan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0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I övre delen av skärmen skall ett begränsat antal fiendeskepp framträda. De skall röra sig nedåt längs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fiendeskeppen inte hamnar utanför skärmens mått</text:span></text:span></text:p>
      <text:list xml:id="list7242636333550813414" text:style-name="WWNum2">
        <text:list-item>
          <text:list>
            <text:list-item>
              <text:list>
                <text:list-item>
                  <text:p text:style-name="P6"><text:span text:style-name="T3">Notera att samtliga fiendeskepp ritas ut</text:span></text:p>
                </text:list-item>
                <text:list-item>
                  <text:p text:style-name="P6"><text:span text:style-name="T3">Notera att de rör sig i negativ y-led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eppsbild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pelar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Spelarskeppet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7682536064053892074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<text:s/>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kottbild</text:span></text:span></text:p>
      <text:p text:style-name="Standard"><text:soft-page-break/><text:span text:style-name="Standardstycketeckensnitt"><text:span text:style-name="T4">Beskrivning:</text:span></text:span><text:span text:style-name="Standardstycketeckensnitt"><text:span text:style-name="T3"> Skotten skall presenteras med bild på skärmen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Kollisionshanter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Vid kollision mellan skepp och skott skall objektet försvinna från skärmen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pelarskeppet endast påverkas av fiendeskott (och inte sina egna)</text:span></text:span></text:p>
      <text:list xml:id="list8627916968962332547" text:style-name="WWNum4">
        <text:list-item>
          <text:list>
            <text:list-item>
              <text:list>
                <text:list-item>
                  <text:p text:style-name="P8"><text:span text:style-name="T3">Notera att fiendeskeppen endast påverkas av spelarskott</text:span></text:p>
                </text:list-item>
                <text:list-item>
                  <text:p text:style-name="P8"><text:span text:style-name="T3">Notera att spelarskeppet påverkas vid kollision av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T9">Sprint 2:</text:span></text:p>
      <text:p text:style-name="P3"/>
      <text:p text:style-name="Standard"><text:span text:style-name="Standardstycketeckensnitt"><text:span text:style-name="T4">ID:</text:span></text:span><text:span text:style-name="Standardstycketeckensnitt"><text:span text:style-name="T3"> FR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ivräknare för spelaren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Spelaren skall starta med 3 liv och dessa skall reduceras när man kolliderar med något. När alla liv har förbrukats så skall spelet avslutas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livräknaren påverkas av att bli beskjuten</text:span></text:span></text:p>
      <text:list xml:id="list577779501911480710" text:style-name="WWNum5">
        <text:list-item>
          <text:list>
            <text:list-item>
              <text:list>
                <text:list-item>
                  <text:p text:style-name="P9"><text:span text:style-name="T3">Notera att livräknaren påverkas av att kollidera med fiendeskepp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antal liv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Antalet liv skall visas i längst upp i mitten på skärmen. Hjärtan eller skepp kommer att symbolisera antalet liv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Poängräkning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 dödat fiendeskepp så tilldelas ett visst poäng som visas i övre vänstra hörne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poängen ökar när fiender träffas av skott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sning av poäng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Poäng skall visas längst upp i vänstra hörnet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FiendeSkot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Fiendeskeppen skall kunna avfyra skott konstant.</text:span></text:span></text:p>
      <text:p text:style-name="Standard"><text:span text:style-name="Standardstycketeckensnitt"><text:span text:style-name="T4">Testfall:<text:tab/> </text:span></text:span><text:span text:style-name="Standardstycketeckensnitt"><text:span text:style-name="T3">1. Notera att skott framträder framför respektive skepp</text:span></text:span></text:p>
      <text:list xml:id="list40397419" text:continue-list="list7682536064053892074" text:style-name="WWNum3">
        <text:list-item>
          <text:list>
            <text:list-item>
              <text:list>
                <text:list-item>
                  <text:p text:style-name="P7"><text:span text:style-name="T3">Notera att skotten rör sig i rätt riktning, dvs negativ y-led för fiendeskepp, samt positiv y-led för spelarskepp.</text:span></text:p>
                </text:list-item>
              </text:list>
            </text:list-item>
          </text:list>
        </text:list-item>
      </text:list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UI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Namnvisning av aktuell bana.</text:span></text:span></text:p>
      <text:p text:style-name="Standard"><text:span text:style-name="T3">Beskrivning: Namnet på aktuell bana visas i övre högra hörnet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0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Det finns olika typer av fiender som har speciella egenskaper, tex kan skjuta och annorlunda rörelsemönster. De har också olika många liv.</text:span></text:span></text:p>
      <text:p text:style-name="Standard"><text:soft-page-break/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Standard"><text:span text:style-name="T3"><text:tab/><text:tab/> 2. Notera att de rör sig i rätt mönster och att de ej krockar med varandra. </text:span></text:p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FR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Ljud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ett skepp träffas av ett skott skall ett ljud spelas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Animationer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3"> När ett skepp träffas av ett skott skall det sprängas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layout</text:span></text:span></text:p>
      <text:p text:style-name="Standard"><text:span text:style-name="Standardstycketeckensnitt"><text:span text:style-name="T4">Beskrivning:</text:span></text:span><text:span text:style-name="Standardstycketeckensnitt"><text:span text:style-name="T5"> </text:span></text:span><text:span text:style-name="Standardstycketeckensnitt"><text:span text:style-name="T6">Om man drar åt höger med fingret över skärmen byter knapparna plats på skärmen. Och man kan välja vilken layout men själv tycker är bäst att spela med.</text:span></text:span><text:span text:style-name="Standardstycketeckensnitt"><text:span text:style-name="T3"> </text:span></text:span></text:p>
      <text:p text:style-name="Standard"><text:span text:style-name="Standardstycketeckensnitt"><text:span text:style-name="T4">Testfall:<text:tab/></text:span></text:span><text:span text:style-name="Standardstycketeckensnitt"><text:span text:style-name="T3">1. Notera att vänsterknappen lägger sig bredvid högerknappen istället för längst åt vänster och att knapparna fungerar som förut. </text:span></text:span></text:p>
      <text:p text:style-name="P2"/>
      <text:p text:style-name="P2"/>
      <text:p text:style-name="Standard"><text:span text:style-name="T9">Sprint 3:</text:span></text:p>
      <text:p text:style-name="P3"/>
      <text:p text:style-name="P2"/>
      <text:p text:style-name="Standard"><text:span text:style-name="Standardstycketeckensnitt"><text:span text:style-name="T4">ID</text:span></text:span><text:span text:style-name="Standardstycketeckensnitt"><text:span text:style-name="T3">: UI09</text:span></text:span></text:p>
      <text:p text:style-name="Standard"><text:span text:style-name="Standardstycketeckensnitt"><text:span text:style-name="T4">Namn:</text:span></text:span><text:span text:style-name="Standardstycketeckensnitt"><text:span text:style-name="T3"> Startmeny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applikationen startas skall en meny med två knappar visas (“New Game” &amp; “Highscore”).</text:span></text:span></text:p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2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New Gam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New Game” aktiveras skall ett nytt spel start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örsta banan startas med rätt antal liv och noll poäng.</text:span></text:span></text:p>
      <text:p text:style-name="P2"/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FR13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r/bana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å varje bana finns en eller flera olika fiendetyper som har olika beteendemönster. Vissa fiender på senare banor kräver mer skada för att dö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fienderna dör av rätt antal skott.</text:span></text:span></text:p>
      <text:p text:style-name="P4"/>
      <text:p text:style-name="Standard"><text:span text:style-name="Standardstycketeckensnitt"><text:span text:style-name="T4">ID:</text:span></text:span><text:span text:style-name="Standardstycketeckensnitt"><text:span text:style-name="T3"> UI10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fiendebilder</text:span></text:span></text:p>
      <text:p text:style-name="Standard"><text:span text:style-name="T3">Beskrivning: Fienderna (inklusive bossen) skall kunna skiljas åt med olika bilder.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4</text:span></text:span></text:p>
      <text:p text:style-name="Standard"><text:span text:style-name="Standardstycketeckensnitt"><text:span text:style-name="T4">Namn:</text:span></text:span><text:span text:style-name="Standardstycketeckensnitt"><text:span text:style-name="T3"> Vibrering vid träff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pelarens hälsa minskar så ska mobilen vibrera</text:span></text:span></text:p>
      <text:p text:style-name="P2"/>
      <text:p text:style-name="P10"/>
      <text:p text:style-name="P13"><text:span text:style-name="Standardstycketeckensnitt"><text:span text:style-name="T9">Sprint 4</text:span></text:span><text:span text:style-name="Standardstycketeckensnitt"><text:span text:style-name="T7">:</text:span></text:span></text:p>
      <text:p text:style-name="P11"/>
      <text:p text:style-name="Standard"><text:span text:style-name="Standardstycketeckensnitt"><text:span text:style-name="T4">ID:</text:span></text:span><text:span text:style-name="Standardstycketeckensnitt"><text:span text:style-name="T3"> FR15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banor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samtliga fiender antingen har dödats eller passerat nedre delen av skärmen, så skall en ny bana skapas. Sammanlagt är det 6 banor där “Neptunus” är namnet på den första banan, och “Jorden/Tellus” är namnet på den sista banan. När samtliga banor har avklarats så skall spelet avslutas.</text:span></text:span></text:p>
      <text:p text:style-name="Standard"><text:span text:style-name="Standardstycketeckensnitt"><text:span text:style-name="T5">Testfall:<text:tab/> </text:span></text:span><text:span text:style-name="Standardstycketeckensnitt"><text:span text:style-name="T3">1.</text:span></text:span></text:p>
      <text:p text:style-name="P3"/>
      <text:p text:style-name="Standard"><text:span text:style-name="Standardstycketeckensnitt"><text:span text:style-name="T4">ID:</text:span></text:span><text:span text:style-name="Standardstycketeckensnitt"><text:span text:style-name="T3"> UI11</text:span></text:span></text:p>
      <text:p text:style-name="Standard"><text:span text:style-name="Standardstycketeckensnitt"><text:span text:style-name="T4">Namn:</text:span></text:span><text:span text:style-name="Standardstycketeckensnitt"><text:span text:style-name="T3"> Olika bakgrundsbilder till banorna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Till samtliga banor skall en bild på respektive planet visas i bakgrunden. Banor som skall inkluderas är följande: Neptunus, Uranus, Saturnus, Jupiter, Mars &amp; Jorden/Tellus.</text:span></text:span></text:p>
      <text:p text:style-name="P11"/>
      <text:p text:style-name="Standard"><text:span text:style-name="Standardstycketeckensnitt"><text:span text:style-name="T4">ID</text:span></text:span><text:span text:style-name="Standardstycketeckensnitt"><text:span text:style-name="T3">: FR16</text:span></text:span></text:p>
      <text:p text:style-name="Standard"><text:span text:style-name="Standardstycketeckensnitt"><text:span text:style-name="T4">Namn:</text:span></text:span><text:span text:style-name="Standardstycketeckensnitt"><text:span text:style-name="T3"> Highscore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Poängen man samlat under en spelomgång jämförs med en highscore-lista och sparas om det är tillräckligt högt. Listan skall innehålla 10 platser och lagringen sker i en .dat-fil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värden kan läggas till och tas bort från listan</text:span></text:span></text:p>
      <text:list xml:id="list8198919698799309834" text:style-name="WWNum6">
        <text:list-item>
          <text:list>
            <text:list-item>
              <text:list>
                <text:list-item>
                  <text:p text:style-name="P12"><text:span text:style-name="T3">Notera att ett lågt värde inte läggs till i listan</text:span></text:p>
                </text:list-item>
              </text:list>
            </text:list-item>
          </text:list>
        </text:list-item>
      </text:list>
      <text:p text:style-name="P4"/>
      <text:p text:style-name="Standard"><text:span text:style-name="Standardstycketeckensnitt"><text:span text:style-name="T4">ID</text:span></text:span><text:span text:style-name="Standardstycketeckensnitt"><text:span text:style-name="T3">: FR17</text:span></text:span></text:p>
      <text:p text:style-name="Standard"><text:span text:style-name="Standardstycketeckensnitt"><text:span text:style-name="T4">Namn:</text:span></text:span><text:span text:style-name="Standardstycketeckensnitt"><text:span text:style-name="T3"> “Highscore”-knapp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knappen för “Highscore” aktiveras skall en highscore-lista med de tio bästa poängen visas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1. Notera att poängen hamnar i rätt ordning.</text:span></text:span></text:p>
      <text:p text:style-name="P2"/>
      <text:p text:style-name="Standard"><text:span text:style-name="Standardstycketeckensnitt"><text:span text:style-name="T4">ID:</text:span></text:span><text:span text:style-name="Standardstycketeckensnitt"><text:span text:style-name="T3"> FR18</text:span></text:span></text:p>
      <text:p text:style-name="Standard"><text:span text:style-name="Standardstycketeckensnitt"><text:span text:style-name="T4">Namn:</text:span></text:span><text:span text:style-name="Standardstycketeckensnitt"><text:span text:style-name="T3"> Boss</text:span></text:span></text:p>
      <text:p text:style-name="Standard"><text:span text:style-name="Standardstycketeckensnitt"><text:span text:style-name="T4">Beskrivning: </text:span></text:span><text:span text:style-name="Standardstycketeckensnitt"><text:span text:style-name="T3">När alla fiender på sista banan (Jorden) har försvunnit (dött eller passerat nedre delen av skärmen), så skall en sista fiende framträda – bossen/moderskeppet. Den rör sig sidleds överst på skärmen (istället för nedåt som för “vanliga” fiender) och är svår att döda. Klarar man att döda bossen, så har man avklarat spelet.</text:span></text:span></text:p>
      <text:p text:style-name="Standard"><text:span text:style-name="Standardstycketeckensnitt"><text:span text:style-name="T5">Testfall</text:span></text:span><text:span text:style-name="Standardstycketeckensnitt"><text:span text:style-name="T3">:<text:tab/> Samma som för vanliga fiender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Standardstycketeckensnitt" style:family="text"/>
    <style:style style:name="ListLabel_20_1" style:display-name="ListLabel 1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nus</meta:initial-creator>
    <dc:creator>Magnus</dc:creator>
    <meta:editing-cycles>3</meta:editing-cycles>
    <meta:creation-date>2013-10-03T15:05:00</meta:creation-date>
    <dc:date>2013-10-03T16:32:00</dc:date>
    <meta:editing-duration>PT5S</meta:editing-duration>
    <meta:generator>OpenOffice.org/3.4.1$Win32 OpenOffice.org_project/341m1$Build-9593</meta:generator>
    <meta:document-statistic meta:table-count="0" meta:image-count="0" meta:object-count="0" meta:page-count="4" meta:paragraph-count="119" meta:word-count="971" meta:character-count="61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